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adornments="Condensed Light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able">
      <style:table-properties style:width="6.6958in" fo:margin-left="0in" table:align="left" style:shadow="none"/>
    </style:style>
    <style:style style:name="t1.A" style:family="table-column">
      <style:table-column-properties style:column-width="1.0111in"/>
    </style:style>
    <style:style style:name="t1.B" style:family="table-column">
      <style:table-column-properties style:column-width="0.6993in"/>
    </style:style>
    <style:style style:name="t1.C" style:family="table-column">
      <style:table-column-properties style:column-width="0.7in"/>
    </style:style>
    <style:style style:name="t1.F" style:family="table-column">
      <style:table-column-properties style:column-width="0.8521in"/>
    </style:style>
    <style:style style:name="t1.G" style:family="table-column">
      <style:table-column-properties style:column-width="0.6778in"/>
    </style:style>
    <style:style style:name="t1.H" style:family="table-column">
      <style:table-column-properties style:column-width="0.6785in"/>
    </style:style>
    <style:style style:name="t1.A1" style:family="table-cell">
      <style:table-cell-properties style:vertical-align="middle" fo:background-color="#66ccff" fo:padding="0.0382in" fo:border-left="0.05pt solid #3399ff" fo:border-right="none" fo:border-top="0.05pt solid #3399ff" fo:border-bottom="none">
        <style:background-image/>
      </style:table-cell-properties>
    </style:style>
    <style:style style:name="t1.B1" style:family="table-cell">
      <style:table-cell-properties style:vertical-align="middle" fo:background-color="#66ccff" fo:padding="0.0382in" fo:border-left="0.05pt solid #3399ff" fo:border-right="none" fo:border-top="0.05pt solid #3399ff" fo:border-bottom="0.05pt solid #3399ff">
        <style:background-image/>
      </style:table-cell-properties>
    </style:style>
    <style:style style:name="t1.G1" style:family="table-cell">
      <style:table-cell-properties style:vertical-align="middle" fo:background-color="#3399ff" fo:padding="0.0382in" fo:border-left="0.05pt solid #3399ff" fo:border-right="none" fo:border-top="0.05pt solid #3399ff" fo:border-bottom="none">
        <style:background-image/>
      </style:table-cell-properties>
    </style:style>
    <style:style style:name="t1.H1" style:family="table-cell">
      <style:table-cell-properties style:vertical-align="middle" fo:background-color="#3399ff" fo:padding="0.0382in" fo:border-left="0.05pt solid #0066ff" fo:border-right="none" fo:border-top="0.05pt solid #3399ff" fo:border-bottom="none">
        <style:background-image/>
      </style:table-cell-properties>
    </style:style>
    <style:style style:name="t1.I1" style:family="table-cell">
      <style:table-cell-properties style:vertical-align="middle" fo:background-color="#0066ff" fo:padding="0.0382in" fo:border-left="0.05pt solid #3399ff" fo:border-right="0.05pt solid #3399ff" fo:border-top="0.05pt solid #3399ff" fo:border-bottom="none">
        <style:background-image/>
      </style:table-cell-properties>
    </style:style>
    <style:style style:name="t1.A2" style:family="table-cell">
      <style:table-cell-properties style:vertical-align="middle" fo:background-color="#66ccff" fo:padding="0.0382in" fo:border-left="0.05pt solid #3399ff" fo:border-right="none" fo:border-top="none" fo:border-bottom="none">
        <style:background-image/>
      </style:table-cell-properties>
    </style:style>
    <style:style style:name="t1.H2" style:family="table-cell">
      <style:table-cell-properties style:vertical-align="middle" fo:background-color="#66ccff" fo:padding="0.0382in" fo:border-left="0.05pt solid #0066ff" fo:border-right="none" fo:border-top="none" fo:border-bottom="none">
        <style:background-image/>
      </style:table-cell-properties>
    </style:style>
    <style:style style:name="t1.I2" style:family="table-cell">
      <style:table-cell-properties style:vertical-align="middle" fo:background-color="#66ccff" fo:padding="0.0382in" fo:border-left="0.05pt solid #3399ff" fo:border-right="0.05pt solid #3399ff" fo:border-top="none" fo:border-bottom="none">
        <style:background-image/>
      </style:table-cell-properties>
    </style:style>
    <style:style style:name="t1.A3" style:family="table-cell">
      <style:table-cell-properties style:vertical-align="middle" fo:background-color="#eeeeee" fo:padding="0.0382in" fo:border-left="0.05pt solid #3399ff" fo:border-right="none" fo:border-top="none" fo:border-bottom="none">
        <style:background-image/>
      </style:table-cell-properties>
    </style:style>
    <style:style style:name="t1.B3" style:family="table-cell">
      <style:table-cell-properties style:vertical-align="middle" fo:padding="0.0382in" fo:border="none"/>
    </style:style>
    <style:style style:name="t1.C3" style:family="table-cell">
      <style:table-cell-properties style:vertical-align="middle" fo:padding="0.0382in" fo:border="none"/>
    </style:style>
    <style:style style:name="t1.D3" style:family="table-cell">
      <style:table-cell-properties style:vertical-align="middle" fo:padding="0.0382in" fo:border="none"/>
    </style:style>
    <style:style style:name="t1.E3" style:family="table-cell">
      <style:table-cell-properties style:vertical-align="middle" fo:padding="0.0382in" fo:border="none"/>
    </style:style>
    <style:style style:name="t1.F3" style:family="table-cell">
      <style:table-cell-properties style:vertical-align="middle" fo:padding="0.0382in" fo:border="none"/>
    </style:style>
    <style:style style:name="t1.G3" style:family="table-cell">
      <style:table-cell-properties style:vertical-align="middle" fo:padding="0.0382in" fo:border="none"/>
    </style:style>
    <style:style style:name="t1.H3" style:family="table-cell">
      <style:table-cell-properties style:vertical-align="middle" fo:padding="0.0382in" fo:border="none"/>
    </style:style>
    <style:style style:name="t1.I3" style:family="table-cell">
      <style:table-cell-properties style:vertical-align="middle" fo:padding="0.0382in" fo:border-left="none" fo:border-right="0.05pt solid #3399ff" fo:border-top="none" fo:border-bottom="none"/>
    </style:style>
    <style:style style:name="t1.B4" style:family="table-cell">
      <style:table-cell-properties style:vertical-align="middle" fo:padding="0.0382in" fo:border="none"/>
    </style:style>
    <style:style style:name="t1.C4" style:family="table-cell">
      <style:table-cell-properties style:vertical-align="middle" fo:padding="0.0382in" fo:border="none"/>
    </style:style>
    <style:style style:name="t1.D4" style:family="table-cell">
      <style:table-cell-properties style:vertical-align="middle" fo:padding="0.0382in" fo:border="none"/>
    </style:style>
    <style:style style:name="t1.E4" style:family="table-cell">
      <style:table-cell-properties style:vertical-align="middle" fo:padding="0.0382in" fo:border="none"/>
    </style:style>
    <style:style style:name="t1.F4" style:family="table-cell">
      <style:table-cell-properties style:vertical-align="middle" fo:padding="0.0382in" fo:border="none"/>
    </style:style>
    <style:style style:name="t1.G4" style:family="table-cell">
      <style:table-cell-properties style:vertical-align="middle" fo:padding="0.0382in" fo:border="none"/>
    </style:style>
    <style:style style:name="t1.H4" style:family="table-cell">
      <style:table-cell-properties style:vertical-align="middle" fo:padding="0.0382in" fo:border="none"/>
    </style:style>
    <style:style style:name="t1.I4" style:family="table-cell">
      <style:table-cell-properties style:vertical-align="middle" fo:padding="0.0382in" fo:border-left="none" fo:border-right="0.05pt solid #3399ff" fo:border-top="none" fo:border-bottom="none"/>
    </style:style>
    <style:style style:name="t1.B5" style:family="table-cell">
      <style:table-cell-properties style:vertical-align="middle" fo:padding="0.0382in" fo:border="none"/>
    </style:style>
    <style:style style:name="t1.C5" style:family="table-cell">
      <style:table-cell-properties style:vertical-align="middle" fo:padding="0.0382in" fo:border="none"/>
    </style:style>
    <style:style style:name="t1.D5" style:family="table-cell">
      <style:table-cell-properties style:vertical-align="middle" fo:padding="0.0382in" fo:border="none"/>
    </style:style>
    <style:style style:name="t1.E5" style:family="table-cell">
      <style:table-cell-properties style:vertical-align="middle" fo:padding="0.0382in" fo:border="none"/>
    </style:style>
    <style:style style:name="t1.F5" style:family="table-cell">
      <style:table-cell-properties style:vertical-align="middle" fo:padding="0.0382in" fo:border="none"/>
    </style:style>
    <style:style style:name="t1.G5" style:family="table-cell">
      <style:table-cell-properties style:vertical-align="middle" fo:padding="0.0382in" fo:border="none"/>
    </style:style>
    <style:style style:name="t1.H5" style:family="table-cell">
      <style:table-cell-properties style:vertical-align="middle" fo:padding="0.0382in" fo:border="none"/>
    </style:style>
    <style:style style:name="t1.I5" style:family="table-cell">
      <style:table-cell-properties style:vertical-align="middle" fo:padding="0.0382in" fo:border-left="none" fo:border-right="0.05pt solid #3399ff" fo:border-top="none" fo:border-bottom="none"/>
    </style:style>
    <style:style style:name="t1.B6" style:family="table-cell">
      <style:table-cell-properties style:vertical-align="middle" fo:padding="0.0382in" fo:border="none"/>
    </style:style>
    <style:style style:name="t1.C6" style:family="table-cell">
      <style:table-cell-properties style:vertical-align="middle" fo:padding="0.0382in" fo:border="none"/>
    </style:style>
    <style:style style:name="t1.D6" style:family="table-cell">
      <style:table-cell-properties style:vertical-align="middle" fo:padding="0.0382in" fo:border="none"/>
    </style:style>
    <style:style style:name="t1.E6" style:family="table-cell">
      <style:table-cell-properties style:vertical-align="middle" fo:padding="0.0382in" fo:border="none"/>
    </style:style>
    <style:style style:name="t1.F6" style:family="table-cell">
      <style:table-cell-properties style:vertical-align="middle" fo:padding="0.0382in" fo:border="none"/>
    </style:style>
    <style:style style:name="t1.G6" style:family="table-cell">
      <style:table-cell-properties style:vertical-align="middle" fo:padding="0.0382in" fo:border="none"/>
    </style:style>
    <style:style style:name="t1.H6" style:family="table-cell">
      <style:table-cell-properties style:vertical-align="middle" fo:padding="0.0382in" fo:border="none"/>
    </style:style>
    <style:style style:name="t1.I6" style:family="table-cell">
      <style:table-cell-properties style:vertical-align="middle" fo:padding="0.0382in" fo:border-left="none" fo:border-right="0.05pt solid #3399ff" fo:border-top="none" fo:border-bottom="none"/>
    </style:style>
    <style:style style:name="t1.B7" style:family="table-cell">
      <style:table-cell-properties style:vertical-align="middle" fo:padding="0.0382in" fo:border="none"/>
    </style:style>
    <style:style style:name="t1.C7" style:family="table-cell">
      <style:table-cell-properties style:vertical-align="middle" fo:padding="0.0382in" fo:border="none"/>
    </style:style>
    <style:style style:name="t1.D7" style:family="table-cell">
      <style:table-cell-properties style:vertical-align="middle" fo:padding="0.0382in" fo:border="none"/>
    </style:style>
    <style:style style:name="t1.E7" style:family="table-cell">
      <style:table-cell-properties style:vertical-align="middle" fo:padding="0.0382in" fo:border="none"/>
    </style:style>
    <style:style style:name="t1.F7" style:family="table-cell">
      <style:table-cell-properties style:vertical-align="middle" fo:padding="0.0382in" fo:border="none"/>
    </style:style>
    <style:style style:name="t1.G7" style:family="table-cell">
      <style:table-cell-properties style:vertical-align="middle" fo:padding="0.0382in" fo:border="none"/>
    </style:style>
    <style:style style:name="t1.H7" style:family="table-cell">
      <style:table-cell-properties style:vertical-align="middle" fo:padding="0.0382in" fo:border="none"/>
    </style:style>
    <style:style style:name="t1.I7" style:family="table-cell">
      <style:table-cell-properties style:vertical-align="middle" fo:padding="0.0382in" fo:border-left="none" fo:border-right="0.05pt solid #3399ff" fo:border-top="none" fo:border-bottom="none"/>
    </style:style>
    <style:style style:name="t1.B8" style:family="table-cell">
      <style:table-cell-properties style:vertical-align="middle" fo:padding="0.0382in" fo:border="none"/>
    </style:style>
    <style:style style:name="t1.C8" style:family="table-cell">
      <style:table-cell-properties style:vertical-align="middle" fo:padding="0.0382in" fo:border="none"/>
    </style:style>
    <style:style style:name="t1.D8" style:family="table-cell">
      <style:table-cell-properties style:vertical-align="middle" fo:padding="0.0382in" fo:border="none"/>
    </style:style>
    <style:style style:name="t1.E8" style:family="table-cell">
      <style:table-cell-properties style:vertical-align="middle" fo:padding="0.0382in" fo:border="none"/>
    </style:style>
    <style:style style:name="t1.F8" style:family="table-cell">
      <style:table-cell-properties style:vertical-align="middle" fo:padding="0.0382in" fo:border="none"/>
    </style:style>
    <style:style style:name="t1.G8" style:family="table-cell">
      <style:table-cell-properties style:vertical-align="middle" fo:padding="0.0382in" fo:border="none"/>
    </style:style>
    <style:style style:name="t1.H8" style:family="table-cell">
      <style:table-cell-properties style:vertical-align="middle" fo:padding="0.0382in" fo:border="none"/>
    </style:style>
    <style:style style:name="t1.I8" style:family="table-cell">
      <style:table-cell-properties style:vertical-align="middle" fo:padding="0.0382in" fo:border-left="none" fo:border-right="0.05pt solid #3399ff" fo:border-top="none" fo:border-bottom="none"/>
    </style:style>
    <style:style style:name="t1.B9" style:family="table-cell">
      <style:table-cell-properties style:vertical-align="middle" fo:padding="0.0382in" fo:border="none"/>
    </style:style>
    <style:style style:name="t1.C9" style:family="table-cell">
      <style:table-cell-properties style:vertical-align="middle" fo:padding="0.0382in" fo:border="none"/>
    </style:style>
    <style:style style:name="t1.D9" style:family="table-cell">
      <style:table-cell-properties style:vertical-align="middle" fo:padding="0.0382in" fo:border="none"/>
    </style:style>
    <style:style style:name="t1.E9" style:family="table-cell">
      <style:table-cell-properties style:vertical-align="middle" fo:padding="0.0382in" fo:border="none"/>
    </style:style>
    <style:style style:name="t1.F9" style:family="table-cell">
      <style:table-cell-properties style:vertical-align="middle" fo:padding="0.0382in" fo:border="none"/>
    </style:style>
    <style:style style:name="t1.G9" style:family="table-cell">
      <style:table-cell-properties style:vertical-align="middle" fo:padding="0.0382in" fo:border="none"/>
    </style:style>
    <style:style style:name="t1.H9" style:family="table-cell">
      <style:table-cell-properties style:vertical-align="middle" fo:padding="0.0382in" fo:border="none"/>
    </style:style>
    <style:style style:name="t1.I9" style:family="table-cell">
      <style:table-cell-properties style:vertical-align="middle" fo:padding="0.0382in" fo:border-left="none" fo:border-right="0.05pt solid #3399ff" fo:border-top="none" fo:border-bottom="none"/>
    </style:style>
    <style:style style:name="t1.A10" style:family="table-cell">
      <style:table-cell-properties style:vertical-align="middle" fo:background-color="#eeeeee" fo:padding="0.0382in" fo:border-left="0.05pt solid #3399ff" fo:border-right="none" fo:border-top="none" fo:border-bottom="0.05pt solid #3399ff">
        <style:background-image/>
      </style:table-cell-properties>
    </style:style>
    <style:style style:name="t1.B10" style:family="table-cell">
      <style:table-cell-properties style:vertical-align="middle" fo:padding="0.0382in" fo:border-left="none" fo:border-right="none" fo:border-top="none" fo:border-bottom="0.05pt solid #3399ff"/>
    </style:style>
    <style:style style:name="t1.C10" style:family="table-cell">
      <style:table-cell-properties style:vertical-align="middle" fo:padding="0.0382in" fo:border-left="none" fo:border-right="none" fo:border-top="none" fo:border-bottom="0.05pt solid #3399ff"/>
    </style:style>
    <style:style style:name="t1.D10" style:family="table-cell">
      <style:table-cell-properties style:vertical-align="middle" fo:padding="0.0382in" fo:border-left="none" fo:border-right="none" fo:border-top="none" fo:border-bottom="0.05pt solid #3399ff"/>
    </style:style>
    <style:style style:name="t1.E10" style:family="table-cell">
      <style:table-cell-properties style:vertical-align="middle" fo:padding="0.0382in" fo:border-left="none" fo:border-right="none" fo:border-top="none" fo:border-bottom="0.05pt solid #3399ff"/>
    </style:style>
    <style:style style:name="t1.F10" style:family="table-cell">
      <style:table-cell-properties style:vertical-align="middle" fo:padding="0.0382in" fo:border-left="none" fo:border-right="none" fo:border-top="none" fo:border-bottom="0.05pt solid #3399ff"/>
    </style:style>
    <style:style style:name="t1.G10" style:family="table-cell">
      <style:table-cell-properties style:vertical-align="middle" fo:padding="0.0382in" fo:border-left="none" fo:border-right="none" fo:border-top="none" fo:border-bottom="0.05pt solid #3399ff"/>
    </style:style>
    <style:style style:name="t1.H10" style:family="table-cell">
      <style:table-cell-properties style:vertical-align="middle" fo:padding="0.0382in" fo:border-left="none" fo:border-right="none" fo:border-top="none" fo:border-bottom="0.05pt solid #3399ff"/>
    </style:style>
    <style:style style:name="t1.I10" style:family="table-cell">
      <style:table-cell-properties style:vertical-align="middle" fo:padding="0.0382in" fo:border-left="none" fo:border-right="0.05pt solid #3399ff" fo:border-top="none" fo:border-bottom="0.05pt solid #3399ff"/>
    </style:style>
    <style:style style:name="P1" style:family="paragraph" style:parent-style-name="Standard">
      <style:paragraph-properties fo:text-align="center" style:justify-single-word="false"/>
      <style:text-properties officeooo:rsid="001d03a7" officeooo:paragraph-rsid="001d03a7"/>
    </style:style>
    <style:style style:name="P2" style:family="paragraph" style:parent-style-name="Text_20_body">
      <style:paragraph-properties fo:text-align="center" style:justify-single-word="false"/>
      <style:text-properties fo:font-size="14pt" officeooo:rsid="001d03a7" officeooo:paragraph-rsid="001d03a7" style:font-size-asian="14pt" style:font-size-complex="14pt"/>
    </style:style>
    <style:style style:name="P3" style:family="paragraph" style:parent-style-name="Text_20_body">
      <style:text-properties officeooo:rsid="0020ce8b" officeooo:paragraph-rsid="0020ce8b"/>
    </style:style>
    <style:style style:name="P4" style:family="paragraph" style:parent-style-name="Text_20_body">
      <style:text-properties officeooo:rsid="0021f92c" officeooo:paragraph-rsid="0024c3aa"/>
    </style:style>
    <style:style style:name="P5" style:family="paragraph" style:parent-style-name="Text_20_body">
      <style:text-properties officeooo:rsid="0024e55b" officeooo:paragraph-rsid="0024e55b"/>
    </style:style>
    <style:style style:name="P6" style:family="paragraph" style:parent-style-name="Text_20_body">
      <style:text-properties officeooo:rsid="002999ec" officeooo:paragraph-rsid="002999ec"/>
    </style:style>
    <style:style style:name="P7" style:family="paragraph" style:parent-style-name="Text_20_body">
      <style:text-properties officeooo:paragraph-rsid="002a78f5"/>
    </style:style>
    <style:style style:name="P8" style:family="paragraph" style:parent-style-name="Text_20_body">
      <style:text-properties officeooo:rsid="002bc090" officeooo:paragraph-rsid="002bc090"/>
    </style:style>
    <style:style style:name="P9" style:family="paragraph" style:parent-style-name="Text_20_body">
      <style:text-properties officeooo:paragraph-rsid="002bc090"/>
    </style:style>
    <style:style style:name="P10" style:family="paragraph" style:parent-style-name="Text_20_body">
      <style:text-properties officeooo:rsid="002be490" officeooo:paragraph-rsid="002be490"/>
    </style:style>
    <style:style style:name="P11" style:family="paragraph" style:parent-style-name="Text_20_body">
      <style:text-properties officeooo:rsid="002c0ee2" officeooo:paragraph-rsid="002c0ee2"/>
    </style:style>
    <style:style style:name="P12" style:family="paragraph" style:parent-style-name="Heading_20_3">
      <style:paragraph-properties fo:text-align="start" style:justify-single-word="false"/>
      <style:text-properties fo:font-weight="normal" officeooo:rsid="001d03a7" officeooo:paragraph-rsid="001d03a7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1pt" style:font-size-asian="9.60000038146973pt" style:font-size-complex="11pt"/>
    </style:style>
    <style:style style:name="P14" style:family="paragraph" style:parent-style-name="Table_20_Contents">
      <style:paragraph-properties fo:text-align="justify" style:justify-single-word="false"/>
      <style:text-properties fo:font-size="11pt" fo:font-weight="bold" style:font-size-asian="9.60000038146973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 Mono" fo:font-size="11pt" officeooo:rsid="0021f92c" officeooo:paragraph-rsid="0021f92c" style:font-size-asian="9.60000038146973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Ubuntu Mono" fo:font-size="11pt" officeooo:rsid="002380a1" officeooo:paragraph-rsid="002380a1" style:font-size-asian="9.60000038146973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Ubuntu Mono" fo:font-size="11pt" officeooo:rsid="002ac8e8" officeooo:paragraph-rsid="002ac8e8" style:font-size-asian="9.60000038146973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Ubuntu Mono" fo:font-size="11pt" fo:font-weight="normal" style:font-size-asian="9.60000038146973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T Sans" fo:font-size="11pt" fo:font-weight="bold" officeooo:rsid="002ac8e8" officeooo:paragraph-rsid="002ac8e8" style:font-size-asian="9.60000038146973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PT Sans" fo:font-size="11pt" fo:font-weight="bold" officeooo:rsid="0020ce8b" officeooo:paragraph-rsid="0020ce8b" style:font-size-asian="9.60000038146973pt" style:font-weight-asian="bold" style:font-size-complex="11pt" style:font-weight-complex="bold"/>
    </style:style>
    <style:style style:name="T1" style:family="text">
      <style:text-properties style:font-name="Open Sans Light1"/>
    </style:style>
    <style:style style:name="T2" style:family="text">
      <style:text-properties officeooo:rsid="001d03a7"/>
    </style:style>
    <style:style style:name="T3" style:family="text">
      <style:text-properties style:font-name="Open Sans" officeooo:rsid="0024c3aa" style:font-name-asian="OpenSymbol" style:font-name-complex="OpenSymbo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03a7" style:font-weight-asian="normal" style:font-weight-complex="normal"/>
    </style:style>
    <style:style style:name="T6" style:family="text">
      <style:text-properties fo:font-weight="normal" officeooo:rsid="0020b008" style:font-weight-asian="normal" style:font-weight-complex="normal"/>
    </style:style>
    <style:style style:name="T7" style:family="text">
      <style:text-properties fo:font-weight="normal" officeooo:rsid="0020ce8b" style:font-weight-asian="normal" style:font-weight-complex="normal"/>
    </style:style>
    <style:style style:name="T8" style:family="text">
      <style:text-properties fo:font-weight="normal" officeooo:rsid="00273fdc" style:font-weight-asian="normal" style:font-weight-complex="normal"/>
    </style:style>
    <style:style style:name="T9" style:family="text">
      <style:text-properties fo:font-weight="normal" officeooo:rsid="00279451" style:font-weight-asian="normal" style:font-weight-complex="normal"/>
    </style:style>
    <style:style style:name="T10" style:family="text">
      <style:text-properties fo:font-weight="normal" officeooo:rsid="00298bfb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b008" style:font-weight-asian="bold" style:font-weight-complex="bold"/>
    </style:style>
    <style:style style:name="T13" style:family="text">
      <style:text-properties fo:font-weight="bold" officeooo:rsid="00279451" style:font-weight-asian="bold" style:font-weight-complex="bold"/>
    </style:style>
    <style:style style:name="T14" style:family="text">
      <style:text-properties fo:font-weight="bold" officeooo:rsid="00298bfb" style:font-weight-asian="bold" style:font-weight-complex="bold"/>
    </style:style>
    <style:style style:name="T15" style:family="text">
      <style:text-properties fo:font-weight="bold" officeooo:rsid="002a78f5" style:font-weight-asian="bold" style:font-weight-complex="bold"/>
    </style:style>
    <style:style style:name="T16" style:family="text">
      <style:text-properties fo:font-weight="bold" style:font-name-asian="OpenSymbol" style:font-weight-asian="bold" style:font-name-complex="OpenSymbol" style:font-weight-complex="bold"/>
    </style:style>
    <style:style style:name="T17" style:family="text">
      <style:text-properties officeooo:rsid="0020b008"/>
    </style:style>
    <style:style style:name="T18" style:family="text">
      <style:text-properties officeooo:rsid="0024c3aa"/>
    </style:style>
    <style:style style:name="T19" style:family="text">
      <style:text-properties style:font-name="OpenSymbol" officeooo:rsid="0024c3aa" style:font-name-asian="OpenSymbol" style:font-name-complex="OpenSymbol"/>
    </style:style>
    <style:style style:name="T20" style:family="text">
      <style:text-properties style:text-position="super 58%" fo:font-weight="normal" style:font-weight-asian="normal" style:font-weight-complex="normal"/>
    </style:style>
    <style:style style:name="T21" style:family="text">
      <style:text-properties style:text-position="0% 100%" fo:font-weight="normal" style:font-weight-asian="normal" style:font-weight-complex="normal"/>
    </style:style>
    <style:style style:name="T22" style:family="text">
      <style:text-properties style:text-position="0% 100%" style:font-name="Ubuntu Mono" fo:font-weight="normal" style:font-weight-asian="normal" style:font-weight-complex="normal"/>
    </style:style>
    <style:style style:name="T23" style:family="text">
      <style:text-properties officeooo:rsid="002a78f5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fo:font-weight="bold" officeooo:rsid="002a78f5" style:font-style-asian="italic" style:font-weight-asian="bold" style:font-style-complex="italic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normal" officeooo:rsid="002a78f5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a78f5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c0ee2" style:font-style-asian="normal" style:font-weight-asian="normal" style:font-style-complex="normal" style:font-weight-complex="normal"/>
    </style:style>
    <style:style style:name="T32" style:family="text">
      <style:text-properties officeooo:rsid="002bc090"/>
    </style:style>
    <style:style style:name="T33" style:family="text">
      <style:text-properties style:font-name-asian="OpenSymbol" style:font-name-complex="OpenSymbol"/>
    </style:style>
    <style:style style:name="T34" style:family="text">
      <style:text-properties officeooo:rsid="0024c3aa" style:font-name-asian="OpenSymbol" style:font-name-complex="OpenSymbol"/>
    </style:style>
    <style:style style:name="T35" style:family="text">
      <style:text-properties officeooo:rsid="002bc09e" style:font-name-asian="OpenSymbol" style:font-name-complex="OpenSymbol"/>
    </style:style>
    <style:style style:name="T36" style:family="text">
      <style:text-properties style:font-name="Ubuntu Mono" fo:font-weight="normal" style:font-weight-asian="normal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1" text:outline-level="1">2. laboratorijska vježba</text:h>
      <text:p text:style-name="P2"><text:span text:style-name="T1">Paralelno programiranje</text:span></text:p>
      <text:h text:style-name="Heading_20_2" text:outline-level="2">1. Opis razvoja algoritma</text:h>
      <text:p text:style-name="Text_20_body">Kako se zadatak - implementacija računalnog algoritma za igranje igre <text:span text:style-name="T11">4 u nizu</text:span><text:span text:style-name="T4"> - rješava pretraživanjem stabla igre i biranjem najboljeg poteza, a pretraživanje pojedine grane sasvim neovisno od ostalih grana, algoritam je moguće, uz prethodnu jednostavnu funkcijsku dekompoziciju, trivijalno paralelizirati.</text:span></text:p>
      <text:h text:style-name="Heading_20_3" text:outline-level="3">1.1 <text:span text:style-name="T2">Podjela</text:span></text:h>
      <text:p text:style-name="Text_20_body">Algoritam pretraživanja stabla igre funkcijski se, kada ga se nastoji paralelizirati, može rastaviti na tri faze: <text:span text:style-name="T11">stvaranje podzadataka, obrada pojedinih podzadataka </text:span><text:span text:style-name="T4">i </text:span><text:span text:style-name="T11">objedinjavanje rezultata </text:span><text:span text:style-name="T4">svih</text:span> obrada, <text:span text:style-name="T17">i pri tome se </text:span><text:span text:style-name="T12">obrada pojedinih podzadataka</text:span><text:span text:style-name="T6"> može vršiti neovisno, tj. paralelno. </text:span><text:span text:style-name="T12">Broj podzadataka</text:span><text:span text:style-name="T6">, kao i njihova </text:span><text:span text:style-name="T12">složenost</text:span><text:span text:style-name="T6">, su </text:span><text:span text:style-name="T12">varijabilni</text:span><text:span text:style-name="T6">, ovisno o dubini stabla igre na kojoj se vrši podjela (tako da sve grane koje započinju na toj dubini postaju zasebni podzadaci, </text:span><text:span text:style-name="T8">svi jednako složeni</text:span><text:span text:style-name="T6">), te dubini pretraživanja pojedine grane. </text:span><text:span text:style-name="T7">Ostale dvije faze izvršavaju se serijski, na jednom za to zaduženom računalu, </text:span><text:span text:style-name="T8">i nad njima se ne vrši podjela.</text:span></text:p>
      <text:h text:style-name="P12" text:outline-level="3">1.2 Komunikacija</text:h>
      <text:p text:style-name="P3"><text:span text:style-name="T5">K</text:span><text:span text:style-name="T4">ako su podzadaci koji se paralelno obrađuju </text:span><text:span text:style-name="T11">trivijalno</text:span><text:span text:style-name="T4"> </text:span><text:span text:style-name="T11">paralelizirani</text:span><text:span text:style-name="T4">, između njih nije potrebna nikakva komunikacija, već je jedina </text:span><text:span text:style-name="T9">prisutna </text:span><text:span text:style-name="T4">komunikacija </text:span><text:span text:style-name="T9">ona između </text:span><text:span text:style-name="T13">glavnog</text:span><text:span text:style-name="T9"> </text:span><text:span text:style-name="T14">procesa</text:span><text:span text:style-name="T9">, koji izvršava prvu i treću fazu, i </text:span><text:span text:style-name="T13">radnika</text:span><text:span text:style-name="T9"> koji obrađuju pojedine podzadatke. </text:span><text:span text:style-name="T10">Ona se primarno sastoji od </text:span><text:span text:style-name="T14">upita</text:span><text:span text:style-name="T10"> </text:span><text:span text:style-name="T14">radnika</text:span><text:span text:style-name="T10"> za zadatkom za obradu te njihova </text:span><text:span text:style-name="T14">slanja</text:span><text:span text:style-name="T10"> </text:span><text:span text:style-name="T14">odgovora</text:span><text:span text:style-name="T10"> glavnom procesu, uz još poneku </text:span><text:span text:style-name="T14">upravljačku</text:span><text:span text:style-name="T10"> </text:span><text:span text:style-name="T14">poruku</text:span><text:span text:style-name="T10"> poput naloga za buđenje, spavanje te zaustavljanje rada, koje glavni proces šalje radnicima.</text:span></text:p>
      <text:h text:style-name="Heading_20_3" text:outline-level="3"><text:span text:style-name="T5">1.</text:span><text:span text:style-name="T4">3 Aglomeracija</text:span></text:h>
      <text:p text:style-name="P6"><text:span text:style-name="T4">Razina aglomeracije – zrnatosti zadataka – definirana je preko konfigurabilnih parametara unutar koda programa (</text:span><text:span text:style-name="T36">#define BRANCH_DEPTH 2</text:span><text:span text:style-name="T4"> =&gt; 7</text:span><text:span text:style-name="T20">2</text:span><text:span text:style-name="T21"> zadataka, </text:span><text:span text:style-name="T22">#define TASK_DEPTH 6</text:span><text:span text:style-name="T21"> =&gt; dubina pretraživanja = složenost pojedinog zadatka</text:span><text:span text:style-name="T4">), a isto se tako može prilagoditi i za postavljanje prilikom poziva programa. Time je omogućeno da se, smanjenjem parametra BRANCH_DEPTH, smanji i broj zadataka, a time i količina komunikacije za istu ukupnu razinu pretraživanja.</text:span></text:p>
      <text:h text:style-name="Heading_20_3" text:outline-level="3">1.4 Pridruživanje</text:h>
      <text:p text:style-name="P7"><text:span text:style-name="T23">Pojedini zadaci, kojih ovisno o konfiguraciji programa može biti </text:span><text:span text:style-name="T15">različit</text:span><text:span text:style-name="T23"> </text:span><text:span text:style-name="T15">broj</text:span><text:span text:style-name="T23">, pridružuju se procesima koji će ih obrađivati prema modelu </text:span><text:span text:style-name="T25">manager/worker</text:span><text:span text:style-name="T27">, gdje je </text:span><text:span text:style-name="T29">jedan</text:span><text:span text:style-name="T27"> </text:span><text:span text:style-name="T29">proces</text:span><text:span text:style-name="T27"> zadužen za </text:span><text:span text:style-name="T29">stvaranje</text:span><text:span text:style-name="T27"> i </text:span><text:span text:style-name="T29">raspodjelu</text:span><text:span text:style-name="T27"> </text:span><text:span text:style-name="T29">zadataka</text:span><text:span text:style-name="T27">, a ostali procesi su </text:span><text:span text:style-name="T29">radnici</text:span><text:span text:style-name="T27"> koji obrađuju pojedinačne dodijeljene im zadatke. U </text:span><text:soft-page-break/><text:span text:style-name="T27">ovaj je pristup ugrađeno i </text:span><text:span text:style-name="T29">ujednačavanje</text:span><text:span text:style-name="T27"> </text:span><text:span text:style-name="T29">opterećenja</text:span><text:span text:style-name="T27">, budući da je broj zadataka u pravilu znatno veći (iako je to sve konfigurabilno) od broja radnika, pa oni radnici koji u nekom trenutku imaju više dostupnih resursa, stižu obaviti veći broj zadataka od ostalih, pa su neiskorišteni računalni resursi minimalni.</text:span></text:p>
      <text:h text:style-name="Heading_20_2" text:outline-level="2">2. Empirijsko mjerenje ubrzanja i učinkovitosti</text:h>
      <text:p text:style-name="P4">U tablici su prikazani <text:span text:style-name="T18">rezultati </text:span>dobiveni mjerenj<text:span text:style-name="T18">em</text:span> na dva računala (C13 i C14) iz labosa D337. <text:span text:style-name="T18">Vremenske vrijednosti predstavljaju trajanje računanja pojedninog poteza računala, za iste poteze korisnika (1 </text:span><text:span text:style-name="T19"> </text:span><text:span text:style-name="T3">2 </text:span><text:span text:style-name="T19"> </text:span><text:span text:style-name="T3">3 </text:span><text:span text:style-name="T19"> </text:span><text:span text:style-name="T3">4).</text:span></text:p>
      <text:p text:style-name="Text_20_body"><text:span text:style-name="T34">O</text:span><text:span text:style-name="T33">sim izravnih rezultata mjerenja te srednje izmjerene vrijednosti, u tablici se nalaze i ubrzanje </text:span><text:span text:style-name="T16">S</text:span><text:span text:style-name="T33">, učinkovitost </text:span><text:span text:style-name="T16">E</text:span><text:span text:style-name="T33">, te korigirana učinkovitost </text:span><text:span text:style-name="T16">E*</text:span><text:span text:style-name="T33">, koja u obzir uzima činjenicu da uvođenjem drugog procesora (i procesa), </text:span><text:span text:style-name="T35">prvi prestaje i sam obrađivati zadatke te preuzima isključivo zadaću glavnog procesa, što se očituje i u gotovo identičnim vremenima za izvršavanje na 1 i 2 procesora.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B"/>
        <table:table-column table:style-name="t1.C"/>
        <table:table-column table:style-name="t1.F"/>
        <table:table-column table:style-name="t1.G"/>
        <table:table-column table:style-name="t1.H"/>
        <table:table-column table:style-name="t1.G"/>
        <table:table-row>
          <table:table-cell table:style-name="t1.A1" table:number-rows-spanned="2" office:value-type="string">
            <text:p text:style-name="P20">Broj procesora</text:p>
          </table:table-cell>
          <table:table-cell table:style-name="t1.B1" table:number-columns-spanned="5" office:value-type="string">
            <text:p text:style-name="P20">Trajanje <text:span text:style-name="T18">koraka</text:span></text:p>
          </table:table-cell>
          <table:covered-table-cell/>
          <table:covered-table-cell/>
          <table:covered-table-cell/>
          <table:covered-table-cell/>
          <table:table-cell table:style-name="t1.G1" table:number-rows-spanned="2" office:value-type="string">
            <text:p text:style-name="P19">S</text:p>
          </table:table-cell>
          <table:table-cell table:style-name="t1.H1" table:number-rows-spanned="2" office:value-type="string">
            <text:p text:style-name="P19">E</text:p>
          </table:table-cell>
          <table:table-cell table:style-name="t1.I1" table:number-rows-spanned="2" office:value-type="string">
            <text:p text:style-name="P19">E*</text:p>
          </table:table-cell>
        </table:table-row>
        <table:table-row>
          <table:covered-table-cell/>
          <table:table-cell table:style-name="t1.A2" office:value-type="string">
            <text:p text:style-name="P20">1.</text:p>
          </table:table-cell>
          <table:table-cell table:style-name="t1.A2" office:value-type="string">
            <text:p text:style-name="P20">2.</text:p>
          </table:table-cell>
          <table:table-cell table:style-name="t1.A2" office:value-type="string">
            <text:p text:style-name="P20">3.</text:p>
          </table:table-cell>
          <table:table-cell table:style-name="t1.A2" office:value-type="string">
            <text:p text:style-name="P20">4.</text:p>
          </table:table-cell>
          <table:table-cell table:style-name="t1.A2" office:value-type="string">
            <text:p text:style-name="P19">AVG</text:p>
          </table:table-cell>
          <table:covered-table-cell/>
          <table:covered-table-cell/>
          <table:covered-table-cell/>
        </table:table-row>
        <table:table-row>
          <table:table-cell table:style-name="t1.A3" office:value-type="string">
            <text:p text:style-name="P20">1</text:p>
          </table:table-cell>
          <table:table-cell table:style-name="t1.B3" office:value-type="string">
            <text:p text:style-name="P15">12.24</text:p>
          </table:table-cell>
          <table:table-cell table:style-name="t1.C3" office:value-type="string">
            <text:p text:style-name="P15">12.34</text:p>
          </table:table-cell>
          <table:table-cell table:style-name="t1.D3" office:value-type="string">
            <text:p text:style-name="P15">11.71</text:p>
          </table:table-cell>
          <table:table-cell table:style-name="t1.E3" office:value-type="string">
            <text:p text:style-name="P15">9.83</text:p>
          </table:table-cell>
          <table:table-cell table:style-name="t1.F3" office:value-type="string">
            <text:p text:style-name="P16">11,53</text:p>
          </table:table-cell>
          <table:table-cell table:style-name="t1.G3" office:value-type="string">
            <text:p text:style-name="P17">1,00</text:p>
          </table:table-cell>
          <table:table-cell table:style-name="t1.H3" office:value-type="string">
            <text:p text:style-name="P17">1,00</text:p>
          </table:table-cell>
          <table:table-cell table:style-name="t1.I3" office:value-type="string">
            <text:p text:style-name="P18">---</text:p>
          </table:table-cell>
        </table:table-row>
        <table:table-row>
          <table:table-cell table:style-name="t1.A3" office:value-type="string">
            <text:p text:style-name="P20">2</text:p>
          </table:table-cell>
          <table:table-cell table:style-name="t1.B4" office:value-type="string">
            <text:p text:style-name="P15">12.27</text:p>
          </table:table-cell>
          <table:table-cell table:style-name="t1.C4" office:value-type="string">
            <text:p text:style-name="P15">12.37</text:p>
          </table:table-cell>
          <table:table-cell table:style-name="t1.D4" office:value-type="string">
            <text:p text:style-name="P15">11.74</text:p>
          </table:table-cell>
          <table:table-cell table:style-name="t1.E4" office:value-type="string">
            <text:p text:style-name="P15">9.86</text:p>
          </table:table-cell>
          <table:table-cell table:style-name="t1.F4" office:value-type="string">
            <text:p text:style-name="P16">11,56</text:p>
          </table:table-cell>
          <table:table-cell table:style-name="t1.G4" office:value-type="string">
            <text:p text:style-name="P17">1,00</text:p>
          </table:table-cell>
          <table:table-cell table:style-name="t1.H4" office:value-type="string">
            <text:p text:style-name="P17">0,50</text:p>
          </table:table-cell>
          <table:table-cell table:style-name="t1.I4" office:value-type="string">
            <text:p text:style-name="P17">1,00</text:p>
          </table:table-cell>
        </table:table-row>
        <table:table-row>
          <table:table-cell table:style-name="t1.A3" office:value-type="string">
            <text:p text:style-name="P20">3</text:p>
          </table:table-cell>
          <table:table-cell table:style-name="t1.B5" office:value-type="string">
            <text:p text:style-name="P15">6.27</text:p>
          </table:table-cell>
          <table:table-cell table:style-name="t1.C5" office:value-type="string">
            <text:p text:style-name="P15">6.28</text:p>
          </table:table-cell>
          <table:table-cell table:style-name="t1.D5" office:value-type="string">
            <text:p text:style-name="P15">5.96</text:p>
          </table:table-cell>
          <table:table-cell table:style-name="t1.E5" office:value-type="string">
            <text:p text:style-name="P15">4.98</text:p>
          </table:table-cell>
          <table:table-cell table:style-name="t1.F5" office:value-type="string">
            <text:p text:style-name="P16">5,87</text:p>
          </table:table-cell>
          <table:table-cell table:style-name="t1.G5" office:value-type="string">
            <text:p text:style-name="P17">1,96</text:p>
          </table:table-cell>
          <table:table-cell table:style-name="t1.H5" office:value-type="string">
            <text:p text:style-name="P17">0,65</text:p>
          </table:table-cell>
          <table:table-cell table:style-name="t1.I5" office:value-type="string">
            <text:p text:style-name="P17">0,98</text:p>
          </table:table-cell>
        </table:table-row>
        <table:table-row>
          <table:table-cell table:style-name="t1.A3" office:value-type="string">
            <text:p text:style-name="P20">4</text:p>
          </table:table-cell>
          <table:table-cell table:style-name="t1.B6" office:value-type="string">
            <text:p text:style-name="P15">4.28</text:p>
          </table:table-cell>
          <table:table-cell table:style-name="t1.C6" office:value-type="string">
            <text:p text:style-name="P15">4.27</text:p>
          </table:table-cell>
          <table:table-cell table:style-name="t1.D6" office:value-type="string">
            <text:p text:style-name="P15">4.03</text:p>
          </table:table-cell>
          <table:table-cell table:style-name="t1.E6" office:value-type="string">
            <text:p text:style-name="P15">3.40</text:p>
          </table:table-cell>
          <table:table-cell table:style-name="t1.F6" office:value-type="string">
            <text:p text:style-name="P16">3,99</text:p>
          </table:table-cell>
          <table:table-cell table:style-name="t1.G6" office:value-type="string">
            <text:p text:style-name="P17">2,89</text:p>
          </table:table-cell>
          <table:table-cell table:style-name="t1.H6" office:value-type="string">
            <text:p text:style-name="P17">0,72</text:p>
          </table:table-cell>
          <table:table-cell table:style-name="t1.I6" office:value-type="string">
            <text:p text:style-name="P17">0,97</text:p>
          </table:table-cell>
        </table:table-row>
        <table:table-row>
          <table:table-cell table:style-name="t1.A3" office:value-type="string">
            <text:p text:style-name="P20">5</text:p>
          </table:table-cell>
          <table:table-cell table:style-name="t1.B7" office:value-type="string">
            <text:p text:style-name="P15">3.29</text:p>
          </table:table-cell>
          <table:table-cell table:style-name="t1.C7" office:value-type="string">
            <text:p text:style-name="P15">3.28</text:p>
          </table:table-cell>
          <table:table-cell table:style-name="t1.D7" office:value-type="string">
            <text:p text:style-name="P15">3.07</text:p>
          </table:table-cell>
          <table:table-cell table:style-name="t1.E7" office:value-type="string">
            <text:p text:style-name="P15">2.61</text:p>
          </table:table-cell>
          <table:table-cell table:style-name="t1.F7" office:value-type="string">
            <text:p text:style-name="P16">3,06</text:p>
          </table:table-cell>
          <table:table-cell table:style-name="t1.G7" office:value-type="string">
            <text:p text:style-name="P17">3,77</text:p>
          </table:table-cell>
          <table:table-cell table:style-name="t1.H7" office:value-type="string">
            <text:p text:style-name="P17">0,75</text:p>
          </table:table-cell>
          <table:table-cell table:style-name="t1.I7" office:value-type="string">
            <text:p text:style-name="P17">0.94</text:p>
          </table:table-cell>
        </table:table-row>
        <table:table-row>
          <table:table-cell table:style-name="t1.A3" office:value-type="string">
            <text:p text:style-name="P20">6</text:p>
          </table:table-cell>
          <table:table-cell table:style-name="t1.B8" office:value-type="string">
            <text:p text:style-name="P15">2.61</text:p>
          </table:table-cell>
          <table:table-cell table:style-name="t1.C8" office:value-type="string">
            <text:p text:style-name="P15">2.60</text:p>
          </table:table-cell>
          <table:table-cell table:style-name="t1.D8" office:value-type="string">
            <text:p text:style-name="P15">2.49</text:p>
          </table:table-cell>
          <table:table-cell table:style-name="t1.E8" office:value-type="string">
            <text:p text:style-name="P15">2.08</text:p>
          </table:table-cell>
          <table:table-cell table:style-name="t1.F8" office:value-type="string">
            <text:p text:style-name="P16">2,44</text:p>
          </table:table-cell>
          <table:table-cell table:style-name="t1.G8" office:value-type="string">
            <text:p text:style-name="P17">4,73</text:p>
          </table:table-cell>
          <table:table-cell table:style-name="t1.H8" office:value-type="string">
            <text:p text:style-name="P17">0,79</text:p>
          </table:table-cell>
          <table:table-cell table:style-name="t1.I8" office:value-type="string">
            <text:p text:style-name="P17">0.95</text:p>
          </table:table-cell>
        </table:table-row>
        <table:table-row>
          <table:table-cell table:style-name="t1.A3" office:value-type="string">
            <text:p text:style-name="P20">7</text:p>
          </table:table-cell>
          <table:table-cell table:style-name="t1.B9" office:value-type="string">
            <text:p text:style-name="P15">2.34</text:p>
          </table:table-cell>
          <table:table-cell table:style-name="t1.C9" office:value-type="string">
            <text:p text:style-name="P15">2.31</text:p>
          </table:table-cell>
          <table:table-cell table:style-name="t1.D9" office:value-type="string">
            <text:p text:style-name="P15">2.18</text:p>
          </table:table-cell>
          <table:table-cell table:style-name="t1.E9" office:value-type="string">
            <text:p text:style-name="P15">1.85</text:p>
          </table:table-cell>
          <table:table-cell table:style-name="t1.F9" office:value-type="string">
            <text:p text:style-name="P16">2,17</text:p>
          </table:table-cell>
          <table:table-cell table:style-name="t1.G9" office:value-type="string">
            <text:p text:style-name="P17">5,31</text:p>
          </table:table-cell>
          <table:table-cell table:style-name="t1.H9" office:value-type="string">
            <text:p text:style-name="P17">0,76</text:p>
          </table:table-cell>
          <table:table-cell table:style-name="t1.I9" office:value-type="string">
            <text:p text:style-name="P17">0.89</text:p>
          </table:table-cell>
        </table:table-row>
        <table:table-row>
          <table:table-cell table:style-name="t1.A10" office:value-type="string">
            <text:p text:style-name="P20">8</text:p>
          </table:table-cell>
          <table:table-cell table:style-name="t1.B10" office:value-type="string">
            <text:p text:style-name="P15">1.96</text:p>
          </table:table-cell>
          <table:table-cell table:style-name="t1.C10" office:value-type="string">
            <text:p text:style-name="P15">1.94</text:p>
          </table:table-cell>
          <table:table-cell table:style-name="t1.D10" office:value-type="string">
            <text:p text:style-name="P15">1.83</text:p>
          </table:table-cell>
          <table:table-cell table:style-name="t1.E10" office:value-type="string">
            <text:p text:style-name="P15">1.58</text:p>
          </table:table-cell>
          <table:table-cell table:style-name="t1.F10" office:value-type="string">
            <text:p text:style-name="P16">1,83</text:p>
          </table:table-cell>
          <table:table-cell table:style-name="t1.G10" office:value-type="string">
            <text:p text:style-name="P17">6,30</text:p>
          </table:table-cell>
          <table:table-cell table:style-name="t1.H10" office:value-type="string">
            <text:p text:style-name="P17">0,79</text:p>
          </table:table-cell>
          <table:table-cell table:style-name="t1.I10" office:value-type="string">
            <text:p text:style-name="P17">0,90</text:p>
          </table:table-cell>
        </table:table-row>
      </table:table>
      <text:p text:style-name="P8"/>
      <text:p text:style-name="P5"><text:span text:style-name="T32">R</text:span>ezultati trajanja prikazani su i <text:span text:style-name="T32">grafički, a tako i ubrzanje, učinkovitost, te korigirana učinkovitost.</text:span></text:p>
      <text:p text:style-name="P10">Uočljivo je kako se na <text:span text:style-name="T24">1. grafu</text:span> koji prikazuje <text:span text:style-name="T11">vremena</text:span> <text:span text:style-name="T11">trajanja</text:span>, ona ponašaju <text:span text:style-name="T11">inverzno</text:span> u odnosu na <text:span text:style-name="T11">broj</text:span> <text:span text:style-name="T11">procesora</text:span>, te da se za iste korake performanse ponašaju jednako.</text:p>
      <text:p text:style-name="P10">Na <text:span text:style-name="T26">2. grafu</text:span><text:span text:style-name="T30"> koji prikazuje </text:span><text:span text:style-name="T28">ubrzanje</text:span><text:span text:style-name="T30"> vidljivo je da ono, uz prethodno objašnjenu iznimku pri povećanju s jednog na dva procesora, </text:span><text:span text:style-name="T28">raste</text:span><text:span text:style-name="T30"> </text:span><text:span text:style-name="T28">linearno</text:span><text:span text:style-name="T30">.</text:span></text:p>
      <text:p text:style-name="P10"><text:span text:style-name="T30">Na </text:span><text:span text:style-name="T26">3. grafu</text:span><text:span text:style-name="T30"> koji prikazuje </text:span><text:span text:style-name="T28">učinkovitosti</text:span><text:span text:style-name="T30">, vidljiv je pad pri uvođenju drugog procesora, čiji je razlog prethodno objašnjen, i on dovodi do </text:span><text:span text:style-name="T28">prepolavljanja</text:span><text:span text:style-name="T30"> početne učinkovitosti. Kako se broj procesora <text:s/>povećava, tako se taj efekt uvođenja glavnog procesa sve više smanjuje, </text:span><text:span text:style-name="T31">i pri broju od 6-8 procesora njegov utjecaj postaje nezamjetan.</text:span></text:p>
      <text:p text:style-name="P11"><text:span text:style-name="T31">N</text:span><text:span text:style-name="T30">a tom je grafu također prikazana i </text:span><text:span text:style-name="T28">korigirana</text:span><text:span text:style-name="T30"> </text:span><text:span text:style-name="T28">učinkovitost</text:span><text:span text:style-name="T30">, koja kao baznu vrijednost uzima </text:span><text:span text:style-name="T28">trajanje</text:span><text:span text:style-name="T30"> </text:span><text:span text:style-name="T28">izvršavanje</text:span><text:span text:style-name="T30"> programa na </text:span><text:span text:style-name="T28">dva</text:span><text:span text:style-name="T30"> </text:span><text:span text:style-name="T28">procesora</text:span><text:span text:style-name="T30">, gdje jedan vrši posao glavnog programa, a drugi radnika, i </text:span><text:soft-page-break/><text:span text:style-name="T30">tamo je zamjetno da se učinkovitost od početne vrijednosti 1 </text:span><text:span text:style-name="T28">polagano</text:span><text:span text:style-name="T30"> </text:span><text:span text:style-name="T28">smanjuje</text:span><text:span text:style-name="T30"> zbog povećanja utjecaja komunikacije spram računanja.</text:span></text:p>
      <text:p text:style-name="P10"/>
      <text:p text:style-name="Text_20_body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frame draw:style-name="fr1" draw:name="Object2" text:anchor-type="paragraph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text:soft-page-break/></text:p>
      <text:p text:style-name="P9"><draw:frame draw:style-name="fr1" draw:name="Object3" text:anchor-type="paragraph" svg:width="6.2984in" svg:height="3.5429in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adornments="Condensed Light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r" fo:country="H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PT Sans" fo:font-family="'PT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  <style:text-properties style:font-name="PT Sans" fo:font-family="'PT Sans'" style:font-family-generic="swiss" style:font-pitch="variable" fo:font-size="11pt" officeooo:rsid="002bc090" style:font-size-asian="9.60000038146973pt" style:font-size-complex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style:font-name="Open Sans Condensed" fo:font-family="'Open Sans Condensed'" style:font-family-generic="swiss" style:font-pitch="variable" fo:font-size="24pt" fo:font-weight="normal" officeooo:rsid="001d03a7" style:font-size-asian="24pt" style:font-weight-asian="normal" style:font-size-complex="24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align="start" style:justify-single-word="false" fo:text-indent="0in" style:auto-text-indent="false"/>
      <style:text-properties style:font-name="Open Sans Light1" fo:font-family="'Open Sans Light'" style:font-style-name="Light" style:font-family-generic="swiss" style:font-pitch="variable" fo:font-size="115%" fo:font-weight="normal" officeooo:rsid="001d03a7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align="start" style:justify-single-word="false" fo:text-indent="0in" style:auto-text-indent="false"/>
      <style:text-properties style:font-name="Open Sans Light1" fo:font-family="'Open Sans Light'" style:font-style-name="Light" style:font-family-generic="swiss" style:font-pitch="variable" fo:font-size="101%" fo:font-weight="normal" style:font-size-asian="101%" style:font-weight-asian="normal" style:font-size-complex="101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Standard">Zvonimir Jurelinac<text:tab/><text:tab/><text:tab/><text:tab/><text:tab/><text:tab/><text:tab/><text:tab/><text:tab/>003647668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1:42:29.557880847</meta:creation-date>
    <dc:date>2017-05-22T13:51:51.086668030</dc:date>
    <meta:editing-duration>PT1H18M7S</meta:editing-duration>
    <meta:editing-cycles>16</meta:editing-cycles>
    <meta:generator>LibreOffice/5.1.6.2$Linux_X86_64 LibreOffice_project/10m0$Build-2</meta:generator>
    <meta:document-statistic meta:table-count="1" meta:image-count="0" meta:object-count="3" meta:page-count="4" meta:paragraph-count="103" meta:word-count="727" meta:character-count="4736" meta:non-whitespace-character-count="41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hr" number:country="HR">
      <number:number number:decimal-places="2" loext:min-decimal-places="2" number:min-integer-digits="1"/>
      <number:text>%</number:text>
    </number:percentage-style>
    <number:date-style style:name="N10036" number:language="hr" number:country="H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leave-gap" chart:spline-order="1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0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bottom" svg:x="2.094cm" svg:y="8.216cm" style:legend-expansion="wide" chart:style-name="ch2"/>
        <chart:plot-area chart:style-name="ch3" chart:data-source-has-labels="both" svg:x="0.319cm" svg:y="0.179cm" svg:width="15.36cm" svg:height="7.858cm">
          <chartooo:coordinate-region svg:x="0.755cm" svg:y="0.378cm" svg:width="14.645cm" svg:height="7.012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series chart:style-name="ch8" chart:values-cell-range-address="local-table.$C$2:.$C$9" chart:label-cell-address="local-table.$C$1" chart:class="chart:line">
            <chart:data-point chart:repeated="8"/>
          </chart:series>
          <chart:series chart:style-name="ch9" chart:values-cell-range-address="local-table.$D$2:.$D$9" chart:label-cell-address="local-table.$D$1" chart:class="chart:line">
            <chart:data-point chart:repeated="8"/>
          </chart:series>
          <chart:series chart:style-name="ch10" chart:values-cell-range-address="local-table.$E$2:.$E$9" chart:label-cell-address="local-table.$E$1" chart:class="chart:line">
            <chart:data-point chart:repeated="8"/>
          </chart:series>
          <chart:series chart:style-name="ch11" chart:values-cell-range-address="local-table.$F$2:.$F$9" chart:label-cell-address="local-table.$F$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rak</text:p>
              </table:table-cell>
              <table:table-cell office:value-type="string">
                <text:p>2. korak</text:p>
              </table:table-cell>
              <table:table-cell office:value-type="string">
                <text:p>3. korak</text:p>
              </table:table-cell>
              <table:table-cell office:value-type="string">
                <text:p>4. korak</text:p>
              </table:table-cell>
              <table:table-cell office:value-type="string">
                <text:p>Prosje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24">
                <text:p>12.24</text:p>
              </table:table-cell>
              <table:table-cell office:value-type="float" office:value="12.34">
                <text:p>12.34</text:p>
              </table:table-cell>
              <table:table-cell office:value-type="float" office:value="11.71">
                <text:p>11.71</text:p>
              </table:table-cell>
              <table:table-cell office:value-type="float" office:value="9.83">
                <text:p>9.83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27">
                <text:p>12.27</text:p>
              </table:table-cell>
              <table:table-cell office:value-type="float" office:value="12.37">
                <text:p>12.37</text:p>
              </table:table-cell>
              <table:table-cell office:value-type="float" office:value="11.74">
                <text:p>11.74</text:p>
              </table:table-cell>
              <table:table-cell office:value-type="float" office:value="9.86">
                <text:p>9.86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7">
                <text:p>6.27</text:p>
              </table:table-cell>
              <table:table-cell office:value-type="float" office:value="6.28">
                <text:p>6.28</text:p>
              </table:table-cell>
              <table:table-cell office:value-type="float" office:value="5.96">
                <text:p>5.96</text:p>
              </table:table-cell>
              <table:table-cell office:value-type="float" office:value="4.98">
                <text:p>4.98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8">
                <text:p>4.28</text:p>
              </table:table-cell>
              <table:table-cell office:value-type="float" office:value="4.27">
                <text:p>4.27</text:p>
              </table:table-cell>
              <table:table-cell office:value-type="float" office:value="4.03">
                <text:p>4.03</text:p>
              </table:table-cell>
              <table:table-cell office:value-type="float" office:value="3.4">
                <text:p>3.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9">
                <text:p>3.29</text:p>
              </table:table-cell>
              <table:table-cell office:value-type="float" office:value="3.28">
                <text:p>3.28</text:p>
              </table:table-cell>
              <table:table-cell office:value-type="float" office:value="3.07">
                <text:p>3.07</text:p>
              </table:table-cell>
              <table:table-cell office:value-type="float" office:value="2.61">
                <text:p>2.6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1">
                <text:p>2.61</text:p>
              </table:table-cell>
              <table:table-cell office:value-type="float" office:value="2.6">
                <text:p>2.6</text:p>
              </table:table-cell>
              <table:table-cell office:value-type="float" office:value="2.49">
                <text:p>2.49</text:p>
              </table:table-cell>
              <table:table-cell office:value-type="float" office:value="2.08">
                <text:p>2.08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4">
                <text:p>2.34</text:p>
              </table:table-cell>
              <table:table-cell office:value-type="float" office:value="2.31">
                <text:p>2.31</text:p>
              </table:table-cell>
              <table:table-cell office:value-type="float" office:value="2.18">
                <text:p>2.18</text:p>
              </table:table-cell>
              <table:table-cell office:value-type="float" office:value="1.85">
                <text:p>1.8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6">
                <text:p>1.96</text:p>
              </table:table-cell>
              <table:table-cell office:value-type="float" office:value="1.94">
                <text:p>1.94</text:p>
              </table:table-cell>
              <table:table-cell office:value-type="float" office:value="1.83">
                <text:p>1.83</text:p>
              </table:table-cell>
              <table:table-cell office:value-type="float" office:value="1.58">
                <text:p>1.58</text:p>
              </table:table-cell>
              <table:table-cell office:value-type="float" office:value="1.83">
                <text:p>1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r" number:country="H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bottom" svg:x="7.313cm" svg:y="8.216cm" style:legend-expansion="wide" chart:style-name="ch2"/>
        <chart:plot-area chart:style-name="ch3" chart:data-source-has-labels="both" svg:x="0.319cm" svg:y="0.179cm" svg:width="15.36cm" svg:height="7.858cm">
          <chartooo:coordinate-region svg:x="0.755cm" svg:y="0.378cm" svg:width="14.83cm" svg:height="7.012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">
                <text:p>6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r" number:country="H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bottom" svg:x="6.561cm" svg:y="8.216cm" style:legend-expansion="wide" chart:style-name="ch2"/>
        <chart:plot-area chart:style-name="ch3" chart:data-source-has-labels="both" svg:x="0.319cm" svg:y="0.179cm" svg:width="15.36cm" svg:height="7.858cm">
          <chartooo:coordinate-region svg:x="1.046cm" svg:y="0.379cm" svg:width="14.539cm" svg:height="7.011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series chart:style-name="ch8" chart:values-cell-range-address="local-table.$C$2:.$C$9" chart:label-cell-address="local-table.$C$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</text:p>
              </table:table-cell>
              <table:table-cell office:value-type="string">
                <text:p>E*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">
                <text:p>0.6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">
                <text:p>0.7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">
                <text:p>0.7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">
                <text:p>0.7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6">
                <text:p>0.7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">
                <text:p>0.79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